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805cm"/>
    </style:style>
    <style:style style:name="Table4.B" style:family="table-column">
      <style:table-column-properties style:column-width="1.191cm"/>
    </style:style>
    <style:style style:name="Table4.C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6.798cm" table:align="left"/>
    </style:style>
    <style:style style:name="Table5.A" style:family="table-column">
      <style:table-column-properties style:column-width="4.023cm"/>
    </style:style>
    <style:style style:name="Table5.B" style:family="table-column">
      <style:table-column-properties style:column-width="3.882cm"/>
    </style:style>
    <style:style style:name="Table5.C" style:family="table-column">
      <style:table-column-properties style:column-width="3.935cm"/>
    </style:style>
    <style:style style:name="Table5.D" style:family="table-column">
      <style:table-column-properties style:column-width="4.957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827cm"/>
    </style:style>
    <style:style style:name="P1" style:family="paragraph" style:parent-style-name="Subtitle">
      <style:text-properties fo:font-size="13pt" style:font-size-asian="13pt" style:font-size-complex="13pt"/>
    </style:style>
    <style:style style:name="P2" style:family="paragraph" style:parent-style-name="Title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88b46" officeooo:paragraph-rsid="000930c4"/>
    </style:style>
    <style:style style:name="P4" style:family="paragraph" style:parent-style-name="Standard">
      <style:paragraph-properties fo:text-align="start" style:justify-single-word="false"/>
      <style:text-properties officeooo:rsid="00088b46" officeooo:paragraph-rsid="0009a6db"/>
    </style:style>
    <style:style style:name="P5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6" style:family="paragraph" style:parent-style-name="Standard">
      <style:text-properties officeooo:paragraph-rsid="00051781"/>
    </style:style>
    <style:style style:name="P7" style:family="paragraph" style:parent-style-name="Standard">
      <style:paragraph-properties fo:text-align="start" style:justify-single-word="false"/>
      <style:text-properties fo:font-size="14pt" officeooo:rsid="000930c4" officeooo:paragraph-rsid="000930c4" style:font-size-asian="14pt" style:font-size-complex="14pt"/>
    </style:style>
    <style:style style:name="P8" style:family="paragraph" style:parent-style-name="Table_20_Contents">
      <style:text-properties fo:font-size="14pt" officeooo:rsid="000930c4" officeooo:paragraph-rsid="000930c4" style:font-size-asian="14pt" style:font-size-complex="14pt"/>
    </style:style>
    <style:style style:name="P9" style:family="paragraph" style:parent-style-name="Table_20_Contents">
      <style:text-properties fo:font-size="14pt" officeooo:rsid="0009a6db" officeooo:paragraph-rsid="000e216a" style:font-size-asian="14pt" style:font-size-complex="14pt"/>
    </style:style>
    <style:style style:name="P10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11" style:family="paragraph" style:parent-style-name="Standard">
      <style:text-properties fo:font-size="14pt" officeooo:rsid="00088b46" officeooo:paragraph-rsid="0010a861" style:font-size-asian="14pt" style:font-size-complex="14pt"/>
    </style:style>
    <style:style style:name="P12" style:family="paragraph" style:parent-style-name="Standard">
      <style:text-properties fo:font-size="14pt" officeooo:rsid="00088b46" officeooo:paragraph-rsid="0009a6db" style:font-size-asian="14pt" style:font-size-complex="14pt"/>
    </style:style>
    <style:style style:name="P13" style:family="paragraph" style:parent-style-name="Table_20_Contents">
      <style:text-properties fo:font-size="14pt" officeooo:rsid="00089427" officeooo:paragraph-rsid="00089427" style:font-size-asian="14pt" style:font-size-complex="14pt"/>
    </style:style>
    <style:style style:name="P14" style:family="paragraph" style:parent-style-name="Standard">
      <style:text-properties fo:font-size="14pt" officeooo:rsid="00089427" officeooo:paragraph-rsid="000930c4" style:font-size-asian="14pt" style:font-size-complex="14pt"/>
    </style:style>
    <style:style style:name="P15" style:family="paragraph" style:parent-style-name="Standard">
      <style:text-properties fo:font-size="14pt" officeooo:rsid="00089427" officeooo:paragraph-rsid="000e216a" style:font-size-asian="14pt" style:font-size-complex="14pt"/>
    </style:style>
    <style:style style:name="P16" style:family="paragraph" style:parent-style-name="Table_20_Contents">
      <style:text-properties fo:font-size="14pt" officeooo:rsid="000cbf44" officeooo:paragraph-rsid="000cbf44" style:font-size-asian="14pt" style:font-size-complex="14pt"/>
    </style:style>
    <style:style style:name="P17" style:family="paragraph" style:parent-style-name="Table_20_Contents">
      <style:text-properties fo:font-size="14pt" officeooo:rsid="000e216a" officeooo:paragraph-rsid="000e216a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officeooo:paragraph-rsid="00089427"/>
    </style:style>
    <style:style style:name="P19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0" style:family="paragraph" style:parent-style-name="Standard">
      <style:paragraph-properties fo:text-align="center" style:justify-single-word="false"/>
      <style:text-properties officeooo:paragraph-rsid="000e216a"/>
    </style:style>
    <style:style style:name="P21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2" style:family="paragraph" style:parent-style-name="Standard">
      <style:text-properties officeooo:paragraph-rsid="00089427"/>
    </style:style>
    <style:style style:name="P23" style:family="paragraph" style:parent-style-name="Table_20_Contents">
      <style:text-properties officeooo:paragraph-rsid="00089427"/>
    </style:style>
    <style:style style:name="P24" style:family="paragraph" style:parent-style-name="Standard">
      <style:paragraph-properties fo:text-align="start" style:justify-single-word="false"/>
      <style:text-properties officeooo:paragraph-rsid="000930c4"/>
    </style:style>
    <style:style style:name="P25" style:family="paragraph" style:parent-style-name="Standard">
      <style:text-properties officeooo:paragraph-rsid="0010a861"/>
    </style:style>
    <style:style style:name="P26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27" style:family="paragraph" style:parent-style-name="Standard">
      <style:text-properties fo:font-size="7pt" officeooo:rsid="000f40d2" officeooo:paragraph-rsid="0010a861" style:font-size-asian="7pt" style:font-size-complex="7pt"/>
    </style:style>
    <style:style style:name="P28" style:family="paragraph" style:parent-style-name="Standard">
      <style:text-properties officeooo:paragraph-rsid="001802c2"/>
    </style:style>
    <style:style style:name="P29" style:family="paragraph" style:parent-style-name="Standard">
      <style:text-properties fo:font-size="14pt" officeooo:rsid="00088b46" officeooo:paragraph-rsid="0009a6db" style:font-size-asian="14pt" style:font-size-complex="14pt"/>
    </style:style>
    <style:style style:name="P30" style:family="paragraph">
      <style:paragraph-properties fo:text-align="start"/>
      <style:text-properties fo:font-size="12pt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fo:font-size="14pt" officeooo:rsid="00088b46" style:font-size-asian="14pt" style:font-size-complex="14pt"/>
    </style:style>
    <style:style style:name="T3" style:family="text">
      <style:text-properties fo:font-size="14pt" officeooo:rsid="00089427" style:font-size-asian="14pt" style:font-size-complex="14pt"/>
    </style:style>
    <style:style style:name="T4" style:family="text">
      <style:text-properties fo:font-size="14pt" officeooo:rsid="0009a6db" style:font-size-asian="14pt" style:font-size-complex="14pt"/>
    </style:style>
    <style:style style:name="T5" style:family="text">
      <style:text-properties fo:font-size="14pt" officeooo:rsid="000cbf44" style:font-size-asian="14pt" style:font-size-complex="14pt"/>
    </style:style>
    <style:style style:name="T6" style:family="text">
      <style:text-properties fo:font-size="14pt" officeooo:rsid="00105603" style:font-size-asian="14pt" style:font-size-complex="14pt"/>
    </style:style>
    <style:style style:name="T7" style:family="text">
      <style:text-properties fo:font-size="14pt" officeooo:rsid="0014b0cc" style:font-size-asian="14pt" style:font-size-complex="14pt"/>
    </style:style>
    <style:style style:name="T8" style:family="text">
      <style:text-properties fo:font-size="14pt" officeooo:rsid="0016f60b" style:font-size-asian="14pt" style:font-size-complex="14pt"/>
    </style:style>
    <style:style style:name="T9" style:family="text">
      <style:text-properties fo:font-size="14pt" officeooo:rsid="001802c2" style:font-size-asian="14pt" style:font-size-complex="14pt"/>
    </style:style>
    <style:style style:name="T10" style:family="text">
      <style:text-properties officeooo:rsid="00089427"/>
    </style:style>
    <style:style style:name="T11" style:family="text">
      <style:text-properties officeooo:rsid="0009a6db"/>
    </style:style>
    <style:style style:name="T12" style:family="text">
      <style:text-properties officeooo:rsid="000cbf44"/>
    </style:style>
    <style:style style:name="T13" style:family="text">
      <style:text-properties officeooo:rsid="00191643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2" form:control-implementation="ooo:com.sun.star.form.component.CheckBox" xml:id="control1" form:id="control1" form:label="Music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My particip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label="Interactiv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" form:id="control4" form:label="Mobile Sco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5" form:id="control5" form:label="String quarte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6" form:id="control6" form:label="Digital audi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Ot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Union Rose” <text:span text:style-name="T1">W</text:span>orkshop <text:span text:style-name="T1">Audience F</text:span>eedback</text:p>
      <text:p text:style-name="P1">23 Feb 2022 Deptford Town Hall</text:p>
      <text:p text:style-name="P6"/>
      <text:p text:style-name="P26">Please fill in this feedback form and return it to the workshop coordinator before you leave.</text:p>
      <text:p text:style-name="P6"/>
      <text:p text:style-name="P11">How satisfied were you with the workshop overall?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Line140407293972096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p text:style-name="P10">Not very </text:p>
          </table:table-cell>
          <table:table-cell table:style-name="Table1.A1" office:value-type="string">
            <text:p text:style-name="P19"><draw:custom-shape text:anchor-type="paragraph" draw:z-index="0" draw:name="Shape 1" draw:style-name="gr5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1" draw:name="Shape 2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2" draw:name="Shape 3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3" draw:name="Shape 4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4" draw:name="Shape 5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0">It was great</text:p>
          </table:table-cell>
        </table:table-row>
      </table:table>
      <text:p text:style-name="P22"><draw:line text:anchor-type="paragraph" draw:z-index="20" draw:name="Horizontal line 1" draw:style-name="gr3" draw:text-style-name="P31" svg:x1="0.023cm" svg:y1="0.125cm" svg:x2="16.967cm" svg:y2="0.125cm"><text:p/></draw:line></text:p>
      <text:p text:style-name="P25"><text:span text:style-name="T2">How engaged in the performance </text:span><text:span text:style-name="T7">did you feel</text:span><text:span text:style-name="T2">?</text:span></text:p>
      <text:p text:style-name="P27"/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 table:style-name="TableLine140407560562464">
          <table:table-cell table:style-name="Table3.A1" office:value-type="string">
            <text:p text:style-name="P17">Zoned out</text:p>
          </table:table-cell>
          <table:table-cell table:style-name="Table3.A1" office:value-type="string">
            <text:p text:style-name="P19"><draw:custom-shape text:anchor-type="paragraph" draw:z-index="5" draw:name="Shape 6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6" draw:name="Shape 7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7" draw:name="Shape 8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8" draw:name="Shape 9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9" draw:name="Shape 10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3">Fully <text:span text:style-name="T12">engrossed</text:span></text:p>
          </table:table-cell>
        </table:table-row>
      </table:table>
      <text:p text:style-name="P22"><draw:line text:anchor-type="paragraph" draw:z-index="26" draw:name="Horizontal line 2" draw:style-name="gr3" draw:text-style-name="P31" svg:x1="0.023cm" svg:y1="0.125cm" svg:x2="16.967cm" svg:y2="0.125cm"><text:p/></draw:line></text:p>
      <text:p text:style-name="P28"><text:span text:style-name="T2">How </text:span><text:span text:style-name="T3">satisfied were you with the implementation </text:span><text:span text:style-name="T9">of the </text:span><text:span text:style-name="T3">mobile device score</text:span><text:span text:style-name="T2">?</text:span></text:p>
      <text:p text:style-name="P27"/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 table:style-name="TableLine140407561233408">
          <table:table-cell table:style-name="Table2.A1" office:value-type="string">
            <text:p text:style-name="P10"><text:span text:style-name="T10">Didn’t work</text:span> <text:span text:style-name="T10">at all</text:span> </text:p>
          </table:table-cell>
          <table:table-cell table:style-name="Table2.A1" office:value-type="string">
            <text:p text:style-name="P19"><draw:custom-shape text:anchor-type="paragraph" draw:z-index="10" draw:name="Shape 11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1" draw:name="Shape 12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2" draw:name="Shape 13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3" draw:name="Shape 14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4" draw:name="Shape 15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3">Worked very well</text:p>
          </table:table-cell>
        </table:table-row>
      </table:table>
      <text:p text:style-name="P22"><draw:line text:anchor-type="paragraph" draw:z-index="27" draw:name="Horizontal line 3" draw:style-name="gr3" draw:text-style-name="P31" svg:x1="0.023cm" svg:y1="0.125cm" svg:x2="16.967cm" svg:y2="0.125cm"><text:p/></draw:line></text:p>
      <text:p text:style-name="P25"><text:span text:style-name="T5">Did </text:span><text:span text:style-name="T8">the </text:span><text:span text:style-name="T5">consequences of your actions match your expectations</text:span><text:span text:style-name="T2">?</text:span>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Line140407561010096">
          <table:table-cell table:style-name="Table4.A1" office:value-type="string">
            <text:p text:style-name="P8">I couldn’t comprehend what was going on</text:p>
          </table:table-cell>
          <table:table-cell table:style-name="Table4.B1" office:value-type="string">
            <text:p text:style-name="P19"><draw:custom-shape text:anchor-type="paragraph" draw:z-index="15" draw:name="Shape 16" draw:style-name="gr4" draw:text-style-name="P32" svg:width="0.599cm" svg:height="0.468cm" svg:x="0.198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6" draw:name="Shape 17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7" draw:name="Shape 18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8" draw:name="Shape 19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9" draw:name="Shape 20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16">I clearly understood the outcomes</text:p>
          </table:table-cell>
        </table:table-row>
      </table:table>
      <text:p text:style-name="P14"><draw:line text:anchor-type="paragraph" draw:z-index="28" draw:name="Horizontal line 4" draw:style-name="gr3" draw:text-style-name="P31" svg:x1="0.023cm" svg:y1="0.125cm" svg:x2="16.967cm" svg:y2="0.125cm"><text:p/></draw:line></text:p>
      <text:p text:style-name="P25"><text:span text:style-name="T2">Would you </text:span><text:span text:style-name="T4">like</text:span><text:span text:style-name="T2"> to participate in another networked music performance?</text:span></text:p>
      <text:p text:style-name="P27"/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able:table-row table:style-name="TableLine140407560418080">
          <table:table-cell table:style-name="Table6.A1" office:value-type="string">
            <text:p text:style-name="P9">Never again</text:p>
          </table:table-cell>
          <table:table-cell table:style-name="Table6.A1" office:value-type="string">
            <text:p text:style-name="P21"><draw:custom-shape text:anchor-type="paragraph" draw:z-index="21" draw:name="Shape 21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2" draw:name="Shape 22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3" draw:name="Shape 23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4" draw:name="Shape 24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5" draw:name="Shape 25" draw:style-name="gr4" draw:text-style-name="P32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9">Definitely <text:span text:style-name="T12">Y</text:span>es</text:p>
          </table:table-cell>
        </table:table-row>
      </table:table>
      <text:p text:style-name="P15"><draw:line text:anchor-type="paragraph" draw:z-index="29" draw:name="Horizontal line 5" draw:style-name="gr3" draw:text-style-name="P31" svg:x1="0.023cm" svg:y1="0.125cm" svg:x2="16.967cm" svg:y2="0.125cm"><text:p/></draw:line></text:p>
      <text:p text:style-name="P25"><text:span text:style-name="T2">What w</text:span><text:span text:style-name="T6">ere</text:span><text:span text:style-name="T2"> the most satisfying aspect</text:span><text:span text:style-name="T6">s</text:span><text:span text:style-name="T2"> of the performance? </text:span><text:span text:style-name="T4">(Tick up to 3 that apply)</text:span></text:p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40406486843008">
          <table:table-cell table:style-name="Table5.A1" office:value-type="string">
            <text:p text:style-name="P24"><draw:control text:anchor-type="as-char" svg:y="0cm" draw:z-index="31" draw:name="Control 26" draw:style-name="gr2" draw:text-style-name="P30" svg:width="1.773cm" svg:height="0.436cm" draw:control="control1"/></text:p>
          </table:table-cell>
          <table:table-cell table:style-name="Table5.A1" office:value-type="string">
            <text:p text:style-name="P3"><draw:control text:anchor-type="as-char" svg:y="0cm" draw:z-index="34" draw:name="Control 21" draw:style-name="gr2" draw:text-style-name="P30" svg:width="3.437cm" svg:height="0.436cm" draw:control="control4"/></text:p>
          </table:table-cell>
          <table:table-cell table:style-name="Table5.A1" office:value-type="string">
            <text:p text:style-name="P3"><draw:control text:anchor-type="as-char" svg:y="0cm" draw:z-index="35" draw:name="Control 23" draw:style-name="gr2" draw:text-style-name="P30" svg:width="3.098cm" svg:height="0.436cm" draw:control="control5"/></text:p>
          </table:table-cell>
          <table:table-cell table:style-name="Table5.A1" office:value-type="string">
            <text:p text:style-name="P4"><draw:control text:anchor-type="as-char" draw:z-index="37" draw:name="Control 25" draw:style-name="gr1" draw:text-style-name="P30" svg:width="1.616cm" svg:height="0.436cm" draw:control="control7"/><text:span text:style-name="T11">specify below:</text:span></text:p>
          </table:table-cell>
        </table:table-row>
        <table:table-row table:style-name="Table5.2">
          <table:table-cell table:style-name="Table5.A1" office:value-type="string">
            <text:p text:style-name="P7"><draw:control text:anchor-type="as-char" svg:y="0cm" draw:z-index="32" draw:name="Control 27" draw:style-name="gr2" draw:text-style-name="P30" svg:width="3.619cm" svg:height="0.436cm" draw:control="control2"/></text:p>
          </table:table-cell>
          <table:table-cell table:style-name="Table5.A1" office:value-type="string">
            <text:p text:style-name="P24"><draw:control text:anchor-type="as-char" svg:y="0cm" draw:z-index="33" draw:name="Control 22" draw:style-name="gr2" draw:text-style-name="P30" svg:width="2.761cm" svg:height="0.436cm" draw:control="control3"/></text:p>
          </table:table-cell>
          <table:table-cell table:style-name="Table5.A1" office:value-type="string">
            <text:p text:style-name="P24"><draw:control text:anchor-type="as-char" svg:y="0cm" draw:z-index="36" draw:name="Control 24" draw:style-name="gr2" draw:text-style-name="P30" svg:width="2.969cm" svg:height="0.436cm" draw:control="control6"/></text:p>
          </table:table-cell>
          <table:table-cell table:style-name="Table5.A1" office:value-type="string">
            <text:p text:style-name="P24"/>
          </table:table-cell>
        </table:table-row>
      </table:table>
      <text:p text:style-name="P12"><draw:line text:anchor-type="paragraph" draw:z-index="30" draw:name="Horizontal line 6" draw:style-name="gr3" draw:text-style-name="P31" svg:x1="0.023cm" svg:y1="0.125cm" svg:x2="16.967cm" svg:y2="0.125cm"><text:p/></draw:line></text:p>
      <text:p text:style-name="P12">Any additional comments regarding the workshop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2-02-21T09:30:09.412685825</dc:date>
    <meta:editing-duration>PT1H4M51S</meta:editing-duration>
    <meta:editing-cycles>14</meta:editing-cycles>
    <meta:generator>LibreOffice/7.2.1.2$MacOSX_X86_64 LibreOffice_project/87b77fad49947c1441b67c559c339af8f3517e22</meta:generator>
    <meta:print-date>2022-02-16T17:55:45.822219192</meta:print-date>
    <meta:document-statistic meta:table-count="6" meta:image-count="0" meta:object-count="0" meta:page-count="1" meta:paragraph-count="32" meta:word-count="134" meta:character-count="785" meta:non-whitespace-character-count="675"/>
  </office:meta>
</office:document-meta>
</file>